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Plantagenet Cherokee" svg:font-family="'Plantagenet Cherokee'" style:font-pitch="variable"/>
    <style:font-face style:name="Trajan Pro" svg:font-family="'Trajan Pro'"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48pt" style:font-size-asian="48pt" style:font-size-complex="48pt"/>
    </style:style>
    <style:style style:name="P2" style:family="paragraph" style:parent-style-name="Standard">
      <style:paragraph-properties fo:text-align="center" style:justify-single-word="false"/>
      <style:text-properties style:font-name="Plantagenet Cherokee" fo:font-size="48pt" style:font-size-asian="48pt" style:font-size-complex="48pt"/>
    </style:style>
    <style:style style:name="P3" style:family="paragraph" style:parent-style-name="Standard">
      <style:paragraph-properties fo:text-align="center" style:justify-single-word="false"/>
      <style:text-properties style:font-name="Plantagenet Cherokee"/>
    </style:style>
    <style:style style:name="P4" style:family="paragraph" style:parent-style-name="Standard">
      <style:paragraph-properties fo:text-align="center" style:justify-single-word="false"/>
      <style:text-properties style:font-name="Plantagenet Cherokee" fo:font-size="18pt" style:font-size-asian="18pt" style:font-size-complex="18pt"/>
    </style:style>
    <style:style style:name="P5" style:family="paragraph" style:parent-style-name="Standard">
      <style:paragraph-properties fo:text-align="end" style:justify-single-word="false"/>
      <style:text-properties style:font-name="Plantagenet Cherokee" fo:font-size="16pt" style:font-size-asian="16pt" style:font-size-complex="16pt"/>
    </style:style>
    <style:style style:name="P6" style:family="paragraph" style:parent-style-name="Standard">
      <style:paragraph-properties fo:text-align="end" style:justify-single-word="false"/>
      <style:text-properties fo:font-size="16pt" style:font-size-asian="16pt" style:font-size-complex="16pt"/>
    </style:style>
    <style:style style:name="P7" style:family="paragraph" style:parent-style-name="Standard">
      <style:text-properties style:font-name="Trajan Pro"/>
    </style:style>
    <style:style style:name="P8" style:family="paragraph" style:parent-style-name="Standard">
      <style:paragraph-properties fo:text-align="center" style:justify-single-word="false"/>
      <style:text-properties style:font-name="Trajan Pro"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2">INFOME PRÁCTICA <text:s/>2</text:p>
      <text:p text:style-name="P3"/>
      <text:p text:style-name="P4">DESARROLLO DE SISTEMAS INFORMÁTICOS</text:p>
      <text:p text:style-name="P4"/>
      <text:p text:style-name="P4"/>
      <text:p text:style-name="P4"/>
      <text:p text:style-name="P4"/>
      <text:p text:style-name="P5"/>
      <text:p text:style-name="P5"/>
      <text:p text:style-name="P5"/>
      <text:p text:style-name="P5"/>
      <text:p text:style-name="P5"/>
      <text:p text:style-name="P5">SERGIO AFONSO GARCIA</text:p>
      <text:p text:style-name="P5">ALU3877</text:p>
      <text:p text:style-name="P5">3ºGRADO I. INFORMÁTICA</text:p>
      <text:p text:style-name="P5"/>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soft-page-break/>CONTROL DE VERSIONES GIT, IMPLANTACION DE HEROKU</text:p>
      <text:p text:style-name="P7"/>
      <text:p text:style-name="P7"/>
      <text:p text:style-name="P7">El objetivo de esta práctica es familiarizarnos con la utilización de una herramienta de control de versiones como <text:s/>GitHub, y también la implantación de nuestra aplicación en la nube utilizando Heroku.</text:p>
      <text:p text:style-name="P7"/>
      <text:p text:style-name="P7">En principio la herramienta Git ha sido instalada en la práctica anterior. Este software se encarga de la gestión de los diversos cambios que se realizan durante el desarrollo de un software.</text:p>
      <text:p text:style-name="P7"/>
      <text:p text:style-name="P7">Para ejecutar esta herramienta debemos, en primer lugar, crear un directorio el cuál será la raíz de nuestro proyecto. Nos posicionamos en él y mediante la consola ejecutamos el comando “git init”. Si queremos proponer cambios e incluirlos en el HEAD (copia local) se ejecuta “git add” y seguidamente “git commit -m “Mensaje de insercion”” para así etiquetar el cambio realizado. Finalmente, para subir estos cambios a nuestro repositorio remoto ejecutamos el comando “git push”.</text:p>
      <text:p text:style-name="P7"/>
      <text:p text:style-name="P7">Heroku es un servidor de Hosting en la nube que se usa para hacer la instalación de la aplicación a través de los repositorios. Todo lo que debemos hacer es un “push” de nuestro código a nuestro repositorio en Heroku.</text:p>
      <text:p text:style-name="P7"/>
      <text:p text:style-name="P7">En la práctica hemos instalado esta herramienta a través de una gema.</text:p>
      <text:p text:style-name="P7"/>
      <text:p text:style-name="P7">La realizacion de la practica fue en su conjunto sencilla encontrando alguna dificultad a la hora de la instalación de la gem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Plantagenet Cherokee" svg:font-family="'Plantagenet Cherokee'" style:font-pitch="variable"/>
    <style:font-face style:name="Trajan Pro" svg:font-family="'Trajan Pro'"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4T15:45:14</meta:creation-date>
    <dc:date>2013-09-05T10:58:19</dc:date>
    <meta:editing-duration>PT13M35S</meta:editing-duration>
    <meta:editing-cycles>2</meta:editing-cycles>
    <meta:generator>OpenOffice.org/3.4.1$Unix OpenOffice.org_project/341m1$Build-9593</meta:generator>
    <meta:document-statistic meta:table-count="0" meta:image-count="0" meta:object-count="0" meta:page-count="2" meta:paragraph-count="12" meta:word-count="233" meta:character-count="1435"/>
  </office:meta>
</office:document-meta>
</file>